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text-properties officeooo:rsid="0009b478" officeooo:paragraph-rsid="0009b478"/>
    </style:style>
    <style:style style:name="P2" style:family="paragraph" style:parent-style-name="Standard">
      <style:text-properties officeooo:rsid="0009b478" officeooo:paragraph-rsid="0009b478"/>
    </style:style>
    <style:style style:name="P3" style:family="paragraph" style:parent-style-name="Standard">
      <style:text-properties fo:font-size="14pt" fo:font-weight="bold" officeooo:rsid="0009b478" officeooo:paragraph-rsid="0009b478" style:font-size-asian="14pt" style:font-weight-asian="bold" style:font-size-complex="14pt" style:font-weight-complex="bold"/>
    </style:style>
    <style:style style:name="P4" style:family="paragraph" style:parent-style-name="Standard" style:list-style-name="L1">
      <style:text-properties officeooo:rsid="0009b478" officeooo:paragraph-rsid="0009b478"/>
    </style:style>
    <style:style style:name="P5" style:family="paragraph" style:parent-style-name="Standard">
      <style:text-properties fo:font-style="italic" officeooo:rsid="0009b478" officeooo:paragraph-rsid="0009b478" style:font-style-asian="italic" style:font-style-complex="italic"/>
    </style:style>
    <style:style style:name="T1" style:family="text">
      <style:text-properties fo:font-style="italic" style:font-style-asian="italic" style:font-style-complex="italic"/>
    </style:style>
    <style:style style:name="T2" style:family="text">
      <style:text-properties officeooo:rsid="000b0bf5"/>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Learning Outcomes</text:p>
      <text:p text:style-name="P2"/>
      <text:p text:style-name="P2">This semester, the student(s) will learn about current trends in the areas of Cyber Security and Machine Learning. By the end of the course they will know the following:</text:p>
      <text:list xml:id="list6331753297481649432" text:style-name="L1">
        <text:list-item>
          <text:p text:style-name="P4">What is Machine Learning and what are the major areas of study.</text:p>
        </text:list-item>
        <text:list-item>
          <text:p text:style-name="P4">What are Insider Threats in Cyber Security and what are some current mitigation techniques.</text:p>
        </text:list-item>
        <text:list-item>
          <text:p text:style-name="P4">How to create and present a poster at an academic conference and publishing the white papers.</text:p>
        </text:list-item>
        <text:list-item>
          <text:p text:style-name="P4">Possible applications of Machine Learning against Insider Threats.</text:p>
        </text:list-item>
      </text:list>
      <text:p text:style-name="P2"/>
      <text:p text:style-name="P2"/>
      <text:p text:style-name="P3">Expected Reading</text:p>
      <text:p text:style-name="P2"/>
      <text:p text:style-name="P2">The details of the expected readings are outlined in a separate document. All <text:span text:style-name="T2">assigned readings will be provided and student(s) are expected to read them by the assigned date. </text:span></text:p>
      <text:p text:style-name="P2"/>
      <text:p text:style-name="P2"/>
      <text:p text:style-name="P3">Meetings</text:p>
      <text:p text:style-name="P2"/>
      <text:p text:style-name="P2">Meetings will be held in-person, once a week, for the duration of the semester. The dates and times are to be determined by the instructor at least 1 week in advance. </text:p>
      <text:p text:style-name="P2"/>
      <text:p text:style-name="P2"/>
      <text:p text:style-name="P3">Work Products</text:p>
      <text:p text:style-name="P2"/>
      <text:p text:style-name="P2">The expected work product of this course is a complete abstract, poster, and accompanying white papers in the subject area. The student(s) will be required to present this material at at least one academic conference before the end of the semester. </text:p>
      <text:p text:style-name="P2"/>
      <text:p text:style-name="P2"/>
      <text:p text:style-name="P3">Criteria for Grading</text:p>
      <text:p text:style-name="P2"/>
      <text:p text:style-name="P2">Grading for this class will be pass or fail. In order to earn a passing grade the student(s) must complete their abstract, poster, and paper and make an earnest attempt to present said materials at an academic conference. </text:p>
      <text:p text:style-name="P2"/>
      <text:p text:style-name="P2"><text:line-break/><text:span text:style-name="T1">By signing I, the student, hereby agree to adhere to the Project Plan outlined above. </text:span></text:p>
      <text:p text:style-name="P5"/>
      <text:p text:style-name="P2"/>
      <text:p text:style-name="P2">Student Name: __________________<text:tab/>Student Signature: ____________________<text:tab/>Date: _______</text:p>
      <text:p text:style-name="P2"/>
      <text:p text:style-name="P2"/>
      <text:p text:style-name="P2">Instructor Name: _________________<text:tab/>Instructor Signature: __________________<text:tab/>Date: _______</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9b478" officeooo:paragraph-rsid="0009b478"/>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NAUY 499 – Current Trends<text:tab/>Project Plan<text:tab/>Spring 2017</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8T12:36:25.574511228</meta:creation-date>
    <dc:date>2017-02-28T12:53:19.513320836</dc:date>
    <meta:editing-duration>PT2M9S</meta:editing-duration>
    <meta:editing-cycles>3</meta:editing-cycles>
    <meta:generator>LibreOffice/5.2.2.2$Linux_X86_64 LibreOffice_project/20m0$Build-2</meta:generator>
    <meta:document-statistic meta:table-count="0" meta:image-count="0" meta:object-count="0" meta:page-count="1" meta:paragraph-count="18" meta:word-count="271" meta:character-count="1686" meta:non-whitespace-character-count="1430"/>
  </office:meta>
</office:document-meta>
</file>